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Handling.ExpressionHandling( Behavior tag , VariableResolver v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Handling.evaluateExpression( String expression , String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Handling.getExpressionEvalu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pressionHandling.containsExpressio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Handling.evaluateExpressionInternal( String expression , String attr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ExpressionHandling.ensureValidExpression( String dataSource , String attrName , String error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xpressionHandling.updateExpression( String expr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pressionHandling.isExpression(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